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22pt" officeooo:rsid="001b2dd8" officeooo:paragraph-rsid="001b2dd8" style:font-size-asian="22pt" style:font-size-complex="22pt"/>
    </style:style>
    <style:style style:name="P2" style:family="paragraph" style:parent-style-name="Standard">
      <style:text-properties fo:font-size="22pt" officeooo:rsid="001bcfe0" officeooo:paragraph-rsid="001bcfe0" style:font-size-asian="22pt" style:font-size-complex="22pt"/>
    </style:style>
    <style:style style:name="P3" style:family="paragraph" style:parent-style-name="Standard">
      <style:text-properties fo:font-size="15pt" officeooo:rsid="001b2dd8" officeooo:paragraph-rsid="001b2dd8" style:font-size-asian="15pt" style:font-size-complex="15pt"/>
    </style:style>
    <style:style style:name="P4" style:family="paragraph" style:parent-style-name="Standard">
      <style:text-properties fo:font-size="15pt" officeooo:rsid="001bcfe0" officeooo:paragraph-rsid="001bcfe0" style:font-size-asian="15pt" style:font-size-complex="15pt"/>
    </style:style>
    <style:style style:name="P5" style:family="paragraph" style:parent-style-name="Standard">
      <style:text-properties fo:font-size="10.5pt" officeooo:rsid="001b2dd8" officeooo:paragraph-rsid="001b2dd8" style:font-size-asian="10.5pt" style:font-size-complex="10.5pt"/>
    </style:style>
    <style:style style:name="P6" style:family="paragraph" style:parent-style-name="Standard">
      <style:text-properties fo:font-size="10.5pt" officeooo:rsid="001b2dd8" officeooo:paragraph-rsid="001bcfe0" style:font-size-asian="10.5pt" style:font-size-complex="10.5pt"/>
    </style:style>
    <style:style style:name="P7" style:family="paragraph" style:parent-style-name="Standard">
      <style:text-properties fo:font-size="10.5pt" officeooo:rsid="001b2dd8" officeooo:paragraph-rsid="001cca38" style:font-size-asian="10.5pt" style:font-size-complex="10.5pt"/>
    </style:style>
    <style:style style:name="P8" style:family="paragraph" style:parent-style-name="Standard">
      <style:text-properties fo:font-size="10.5pt" style:text-underline-style="none" officeooo:rsid="001b2dd8" officeooo:paragraph-rsid="001bcfe0" style:font-size-asian="10.5pt" style:font-size-complex="10.5pt"/>
    </style:style>
    <style:style style:name="T1" style:family="text">
      <style:text-properties fo:font-size="10.5pt" style:font-size-asian="10.5pt" style:font-size-complex="10.5pt"/>
    </style:style>
    <style:style style:name="T2" style:family="text">
      <style:text-properties officeooo:rsid="001bcfe0"/>
    </style:style>
    <style:style style:name="T3" style:family="text">
      <style:text-properties officeooo:rsid="001cca3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<text:tab/><text:tab/><text:tab/><text:tab/><text:tab/><text:tab/>引言</text:p>
      <text:p text:style-name="P3">1.1<text:tab/>目的</text:p>
      <text:p text:style-name="P3"><text:tab/><text:span text:style-name="T1">该文档主要针对该组项目进行说明</text:span></text:p>
      <text:p text:style-name="P3"><text:span text:style-name="T1"/></text:p>
      <text:p text:style-name="P3">1.2<text:tab/>背景</text:p>
      <text:p text:style-name="P5"><text:tab/>阶段性的对python基础进行回顾，通过以学的知识点<text:span text:style-name="T2">+自学的知识点完成小功能的小程序</text:span></text:p>
      <text:p text:style-name="P3">1.3<text:tab/>参考资料</text:p>
      <text:p text:style-name="P5"><text:tab/>百度自查</text:p>
      <text:p text:style-name="P5"/>
      <text:p text:style-name="P1">2.<text:tab/><text:tab/><text:tab/><text:tab/><text:tab/><text:tab/>任务概括</text:p>
      <text:p text:style-name="P4">2.1<text:tab/>目的</text:p>
      <text:p text:style-name="P6"><text:tab/>完成一个可视化音乐播放器，实现对音乐文件的播放功能。实现对音乐列表展示、音频大小、暂停、等功能</text:p>
      <text:p text:style-name="P4">2.2<text:tab/>系统特点</text:p>
      <text:p text:style-name="P6"><text:tab/>自定义的可视化音乐播放器。可以通过修改源码实现对可视化界面修改</text:p>
      <text:p text:style-name="P4">2.3人员分工</text:p>
      <text:p text:style-name="P6"><text:tab/>需求提取：郎宽</text:p>
      <text:p text:style-name="P6"><text:tab/>相关产品调研：曲亮</text:p>
      <text:p text:style-name="P7"><text:tab/>编码人员：胡展、曲亮、郎宽</text:p>
      <text:p text:style-name="P6"><text:tab/>测试人员：曲亮</text:p>
      <text:p text:style-name="P4">2.4阶段产出</text:p>
      <text:p text:style-name="P6"><text:tab/>总共分为三阶段：第一阶段对产品需求进行分析，细化功能点和可实现性。</text:p>
      <text:p text:style-name="P6"><text:tab/><text:tab/><text:tab/><text:tab/><text:tab/>第二阶段对产品原型界面设计，使用第三方包对界面进行部分实现。</text:p>
      <text:p text:style-name="P6"><text:tab/><text:tab/><text:tab/><text:tab/><text:tab/>第三阶段对产品原型界面和代码逻辑进行细化和实现，并对其功能进行简单测试。</text:p>
      <text:p text:style-name="P2">3.<text:tab/><text:tab/><text:tab/><text:tab/><text:tab/><text:tab/>假定与约束</text:p>
      <text:p text:style-name="P6"><text:tab/>假定：周期不够、任务量过大，则开会讨论解决现有问题。</text:p>
      <text:p text:style-name="P6"><text:tab/>约束：每个阶段必须要有文档或源码产出。</text:p>
      <text:p text:style-name="P2">4.<text:tab/><text:tab/><text:tab/><text:tab/><text:tab/><text:tab/>需求规定</text:p>
      <text:p text:style-name="P4">4.1<text:tab/>软件功能说明</text:p>
      <text:p text:style-name="P6"><text:tab/>实现对音乐列表的展示</text:p>
      <text:p text:style-name="P6"><text:tab/>实现对音乐播放的功能</text:p>
      <text:p text:style-name="P6"><text:tab/>实现对音乐切换的功能</text:p>
      <text:p text:style-name="P8"><text:tab/>实现对音乐暂停的功能</text:p>
      <text:p text:style-name="P8"><text:tab/>实现对音乐音频调试的功能等</text:p>
      <text:p text:style-name="P6"/>
      <text:p text:style-name="P4">4.2<text:tab/>对功能的一般规定</text:p>
      <text:p text:style-name="P6"><text:tab/>能够对音乐列表的展示</text:p>
      <text:p text:style-name="P6"><text:tab/>能够对音乐进行播放</text:p>
      <text:p text:style-name="P6"><text:tab/>能够对音乐进行切换</text:p>
      <text:p text:style-name="P6"><text:soft-page-break/><text:tab/>能够对音乐音频大小进行切换</text:p>
      <text:p text:style-name="P4">4.3<text:tab/>输入输出要求</text:p>
      <text:p text:style-name="P6"><text:tab/>能够在列表中对音乐列表进行添加</text:p>
      <text:p text:style-name="P6"><text:tab/>能够对列表中的文件进行排序和随机播放等</text:p>
      <text:p text:style-name="P6"><text:tab/></text:p>
      <text:p text:style-name="P4">4.<text:span text:style-name="T3">4 </text:span>故障处理要求</text:p>
      <text:p text:style-name="P6"><text:tab/>项目完成后进行 埃尔法与贝塔测试</text:p>
      <text:p text:style-name="P4">4.<text:span text:style-name="T3">5 </text:span>其他专门要求</text:p>
      <text:p text:style-name="P6"><text:tab/>无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6T20:11:17.966621358</meta:creation-date>
    <dc:date>2019-12-17T09:24:28.218706409</dc:date>
    <meta:editing-duration>PT12M37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2" meta:paragraph-count="44" meta:word-count="543" meta:character-count="647" meta:non-whitespace-character-count="576"/>
  </office:meta>
</office:document-meta>
</file>